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8553c" style:font-weight-asian="bold" style:font-weight-complex="bold"/>
    </style:style>
    <style:style style:name="P3" style:family="paragraph" style:parent-style-name="Standard">
      <style:text-properties officeooo:paragraph-rsid="0018553c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officeooo:rsid="001eb1ad" officeooo:paragraph-rsid="001eb1a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9</text:p>
      <text:p text:style-name="P5"/>
      <text:p text:style-name="P5"/>
      <text:p text:style-name="P1">Create a database named college</text:p>
      <text:p text:style-name="P1">Create a table name student in college database with following structure</text:p>
      <text:p text:style-name="P1">roll,name,class,marks,age with respective datatypes.</text:p>
      <text:p text:style-name="P1">Insert at least 7 entries in it.</text:p>
      <text:p text:style-name="P1"/>
      <text:p text:style-name="Standard"/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College <text:s text:c="11"/>|</text:p>
      <text:p text:style-name="Standard">| CollegeB2 <text:s text:c="9"/>|</text:p>
      <text:p text:style-name="Standard">| Company <text:s text:c="11"/>|</text:p>
      <text:p text:style-name="Standard">| Employee <text:s text:c="10"/>|</text:p>
      <text:p text:style-name="Standard">| EmployeeDetails <text:s text:c="3"/>|</text:p>
      <text:p text:style-name="Standard">| EngiCollege <text:s text:c="7"/>|</text:p>
      <text:p text:style-name="Standard">| NewCompany <text:s text:c="8"/>|</text:p>
      <text:p text:style-name="Standard">| Office <text:s text:c="12"/>|</text:p>
      <text:p text:style-name="Standard">| Projects <text:s text:c="10"/>|</text:p>
      <text:p text:style-name="Standard">| Student <text:s text:c="11"/>|</text:p>
      <text:p text:style-name="Standard">| Worker <text:s text:c="12"/>|</text:p>
      <text:p text:style-name="Standard">| information_schema |</text:p>
      <text:p text:style-name="Standard">| management <text:s text:c="8"/>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16 rows in set (0.00 sec)</text:p>
      <text:p text:style-name="Standard"/>
      <text:p text:style-name="Standard">mysql&gt; create database colllege;</text:p>
      <text:p text:style-name="Standard">Query OK, 1 row affected (0.00 sec)</text:p>
      <text:p text:style-name="Standard"/>
      <text:p text:style-name="Standard">mysql&gt; use colllege;</text:p>
      <text:p text:style-name="Standard">Database changed</text:p>
      <text:p text:style-name="Standard">mysql&gt; create table student(roll int,name varchar(20),class varchar(20),marks int,age int);</text:p>
      <text:p text:style-name="Standard">Query OK, 0 rows affected (0.02 sec)</text:p>
      <text:p text:style-name="Standard"/>
      <text:p text:style-name="Standard">mysql&gt; desc student;</text:p>
      <text:p text:style-name="Standard">+-------+-------------+------+-----+---------+-------+</text:p>
      <text:p text:style-name="Standard">| Field | Type <text:s text:c="7"/>| Null | Key | Default | Extra |</text:p>
      <text:p text:style-name="Standard">+-------+-------------+------+-----+---------+-------+</text:p>
      <text:p text:style-name="Standard">| roll <text:s/>| int <text:s text:c="8"/>| YES <text:s/>| <text:s text:c="4"/>| NULL <text:s text:c="3"/>| <text:s text:c="6"/>|</text:p>
      <text:p text:style-name="Standard">| name <text:s/>| varchar(20) | YES <text:s/>| <text:s text:c="4"/>| NULL <text:s text:c="3"/>| <text:s text:c="6"/>|</text:p>
      <text:p text:style-name="Standard">| class | varchar(20) | YES <text:s/>| <text:s text:c="4"/>| NULL <text:s text:c="3"/>| <text:s text:c="6"/>|</text:p>
      <text:p text:style-name="Standard">| marks | int <text:s text:c="8"/>| YES <text:s/>| <text:s text:c="4"/>| NULL <text:s text:c="3"/>| <text:s text:c="6"/>|</text:p>
      <text:p text:style-name="Standard">| age <text:s text:c="2"/>| int <text:s text:c="8"/>| YES <text:s/>| <text:s text:c="4"/>| NULL <text:s text:c="3"/>| <text:s text:c="6"/>|</text:p>
      <text:p text:style-name="Standard">+-------+-------------+------+-----+---------+-------+</text:p>
      <text:p text:style-name="Standard">5 rows in set (0.00 sec)</text:p>
      <text:p text:style-name="Standard"/>
      <text:p text:style-name="Standard"><text:soft-page-break/>mysql&gt; insert into student values(1,"Rohan","dac",99,21),(2,"Rohini","dac",99,21);</text:p>
      <text:p text:style-name="Standard">Query OK, 2 rows affected (0.01 sec)</text:p>
      <text:p text:style-name="Standard">Records: 2 <text:s/>Duplicates: 0 <text:s/>Warnings: 0</text:p>
      <text:p text:style-name="Standard"/>
      <text:p text:style-name="Standard">mysql&gt; insert into student values(3,"Shubham","dac",99,22),(4,"Sanhita","dac",100,19);</text:p>
      <text:p text:style-name="Standard">Query OK, 2 rows affected (0.01 sec)</text:p>
      <text:p text:style-name="Standard">Records: 2 <text:s/>Duplicates: 0 <text:s/>Warnings: 0</text:p>
      <text:p text:style-name="Standard"/>
      <text:p text:style-name="Standard">mysql&gt; insert into student values(5,"Rahul","dbda",56,29),(6,"Sham","dbda",63,26);</text:p>
      <text:p text:style-name="Standard">Query OK, 2 rows affected (0.00 sec)</text:p>
      <text:p text:style-name="Standard">Records: 2 <text:s/>Duplicates: 0 <text:s/>Warnings: 0</text:p>
      <text:p text:style-name="Standard"/>
      <text:p text:style-name="Standard">mysql&gt; insert into student values(7,"Aniket","dbda",56,16);</text:p>
      <text:p text:style-name="Standard">Query OK, 1 row affected (0.01 sec)</text:p>
      <text:p text:style-name="Standard"/>
      <text:p text:style-name="Standard">mysql&gt; select* from student;</text:p>
      <text:p text:style-name="Standard">+------+---------+-------+-------+------+</text:p>
      <text:p text:style-name="Standard">| roll | name <text:s text:c="3"/>| class | marks | age <text:s/>|</text:p>
      <text:p text:style-name="Standard">+------+---------+-------+-------+------+</text:p>
      <text:p text:style-name="Standard">| <text:s text:c="3"/>1 | Rohan <text:s text:c="2"/>| dac <text:s text:c="2"/>| <text:s text:c="3"/>99 | <text:s text:c="2"/>21 |</text:p>
      <text:p text:style-name="Standard">| <text:s text:c="3"/>2 | Rohini <text:s/>| dac <text:s text:c="2"/>| <text:s text:c="3"/>99 | <text:s text:c="2"/>21 |</text:p>
      <text:p text:style-name="Standard">| <text:s text:c="3"/>3 | Shubham | dac <text:s text:c="2"/>| <text:s text:c="3"/>99 | <text:s text:c="2"/>22 |</text:p>
      <text:p text:style-name="Standard">| <text:s text:c="3"/>4 | Sanhita | dac <text:s text:c="2"/>| <text:s text:c="2"/>100 | <text:s text:c="2"/>19 |</text:p>
      <text:p text:style-name="Standard">| <text:s text:c="3"/>5 | Rahul <text:s text:c="2"/>| dbda <text:s/>| <text:s text:c="3"/>56 | <text:s text:c="2"/>29 |</text:p>
      <text:p text:style-name="Standard">| <text:s text:c="3"/>6 | Sham <text:s text:c="3"/>| dbda <text:s/>| <text:s text:c="3"/>63 | <text:s text:c="2"/>26 |</text:p>
      <text:p text:style-name="Standard">| <text:s text:c="3"/>7 | Aniket <text:s/>| dbda <text:s/>| <text:s text:c="3"/>56 | <text:s text:c="2"/>16 |</text:p>
      <text:p text:style-name="Standard">+------+---------+-------+-------+------+</text:p>
      <text:p text:style-name="Standard">7 rows in set (0.00 sec)</text:p>
      <text:p text:style-name="Standard"/>
      <text:p text:style-name="Standard"/>
      <text:p text:style-name="P3"/>
      <text:p text:style-name="P2">1) Create a new column which states that where the students got first class of</text:p>
      <text:p text:style-name="P2">not?</text:p>
      <text:p text:style-name="P3"/>
      <text:p text:style-name="Standard">mysql&gt; select if(marks&gt;70,'FirstClass','SecondClass') as class from student ;</text:p>
      <text:p text:style-name="Standard">+-------------+</text:p>
      <text:p text:style-name="Standard">| class <text:s text:c="6"/>|</text:p>
      <text:p text:style-name="Standard">+-------------+</text:p>
      <text:p text:style-name="Standard">| FirstClass <text:s/>|</text:p>
      <text:p text:style-name="Standard">| FirstClass <text:s/>|</text:p>
      <text:p text:style-name="Standard">| FirstClass <text:s/>|</text:p>
      <text:p text:style-name="Standard">| FirstClass <text:s/>|</text:p>
      <text:p text:style-name="Standard">| SecondClass |</text:p>
      <text:p text:style-name="Standard">| SecondClass |</text:p>
      <text:p text:style-name="Standard">| SecondClass |</text:p>
      <text:p text:style-name="Standard">+-------------+</text:p>
      <text:p text:style-name="Standard">7 rows in set (0.00 sec)</text:p>
      <text:p text:style-name="Standard"/>
      <text:p text:style-name="Standard"/>
      <text:p text:style-name="Standard">mysql&gt; update student set result= if(marks&gt;70,'FirstClass','SecondClass') ;</text:p>
      <text:p text:style-name="Standard">Query OK, 7 rows affected (0.01 sec)</text:p>
      <text:p text:style-name="Standard">Rows matched: 7 <text:s/>Changed: 7 <text:s/>Warnings: 0</text:p>
      <text:p text:style-name="Standard"><text:soft-page-break/></text:p>
      <text:p text:style-name="Standard">mysql&gt; select* from student;</text:p>
      <text:p text:style-name="Standard">+------+---------+-------+-------+------+-------------+</text:p>
      <text:p text:style-name="Standard">| roll | name <text:s text:c="3"/>| class | marks | age <text:s/>| result <text:s text:c="5"/>|</text:p>
      <text:p text:style-name="Standard">+------+---------+-------+-------+------+-------------+</text:p>
      <text:p text:style-name="Standard">| <text:s text:c="3"/>1 | Rohan <text:s text:c="2"/>| dac <text:s text:c="2"/>| <text:s text:c="3"/>99 | <text:s text:c="2"/>21 | FirstClass <text:s/>|</text:p>
      <text:p text:style-name="Standard">| <text:s text:c="3"/>2 | Rohini <text:s/>| dac <text:s text:c="2"/>| <text:s text:c="3"/>99 | <text:s text:c="2"/>21 | FirstClass <text:s/>|</text:p>
      <text:p text:style-name="Standard">| <text:s text:c="3"/>3 | Shubham | dac <text:s text:c="2"/>| <text:s text:c="3"/>99 | <text:s text:c="2"/>22 | FirstClass <text:s/>|</text:p>
      <text:p text:style-name="Standard">| <text:s text:c="3"/>4 | Sanhita | dac <text:s text:c="2"/>| <text:s text:c="2"/>100 | <text:s text:c="2"/>19 | FirstClass <text:s/>|</text:p>
      <text:p text:style-name="Standard">| <text:s text:c="3"/>5 | Rahul <text:s text:c="2"/>| dbda <text:s/>| <text:s text:c="3"/>56 | <text:s text:c="2"/>29 | SecondClass |</text:p>
      <text:p text:style-name="Standard">| <text:s text:c="3"/>6 | Sham <text:s text:c="3"/>| dbda <text:s/>| <text:s text:c="3"/>63 | <text:s text:c="2"/>26 | SecondClass |</text:p>
      <text:p text:style-name="Standard">| <text:s text:c="3"/>7 | Aniket <text:s/>| dbda <text:s/>| <text:s text:c="3"/>56 | <text:s text:c="2"/>16 | SecondClass |</text:p>
      <text:p text:style-name="Standard">+------+---------+-------+-------+------+-------------+</text:p>
      <text:p text:style-name="Standard">7 rows in set (0.00 sec)</text:p>
      <text:p text:style-name="Standard"/>
      <text:p text:style-name="Standard">mysql&gt; </text:p>
      <text:p text:style-name="Standard">: </text:p>
      <text:p text:style-name="Standard">mysql&gt; update student set marks=76 where roll=1;</text:p>
      <text:p text:style-name="Standard">Query OK, 1 row affected (0.01 sec)</text:p>
      <text:p text:style-name="Standard">Rows matched: 1 <text:s/>Changed: 1 <text:s/>Warnings: 0</text:p>
      <text:p text:style-name="Standard"/>
      <text:p text:style-name="Standard">mysql&gt; update student set marks=85 where roll=2;</text:p>
      <text:p text:style-name="Standard">Query OK, 1 row affected (0.00 sec)</text:p>
      <text:p text:style-name="Standard">Rows matched: 1 <text:s/>Changed: 1 <text:s/>Warnings: 0</text:p>
      <text:p text:style-name="Standard"/>
      <text:p text:style-name="Standard">mysql&gt; update student set marks=45 where roll=3;</text:p>
      <text:p text:style-name="Standard">Query OK, 1 row affected (0.00 sec)</text:p>
      <text:p text:style-name="Standard">Rows matched: 1 <text:s/>Changed: 1 <text:s/>Warnings: 0</text:p>
      <text:p text:style-name="Standard"/>
      <text:p text:style-name="Standard">mysql&gt; update student set marks=23 where roll=4;</text:p>
      <text:p text:style-name="Standard">Query OK, 1 row affected (0.00 sec)</text:p>
      <text:p text:style-name="Standard">Rows matched: 1 <text:s/>Changed: 1 <text:s/>Warnings: 0</text:p>
      <text:p text:style-name="Standard"/>
      <text:p text:style-name="Standard">mysql&gt; select* from student;</text:p>
      <text:p text:style-name="Standard">+------+---------+-------+-------+------+-------------+</text:p>
      <text:p text:style-name="Standard">| roll | name <text:s text:c="3"/>| class | marks | age <text:s/>| result <text:s text:c="5"/>|</text:p>
      <text:p text:style-name="Standard">+------+---------+-------+-------+------+-------------+</text:p>
      <text:p text:style-name="Standard">| <text:s text:c="3"/>1 | Rohan <text:s text:c="2"/>| dac <text:s text:c="2"/>| <text:s text:c="3"/>76 | <text:s text:c="2"/>21 | FirstClass <text:s/>|</text:p>
      <text:p text:style-name="Standard">| <text:s text:c="3"/>2 | Rohini <text:s/>| dac <text:s text:c="2"/>| <text:s text:c="3"/>85 | <text:s text:c="2"/>21 | FirstClass <text:s/>|</text:p>
      <text:p text:style-name="Standard">| <text:s text:c="3"/>3 | Shubham | dac <text:s text:c="2"/>| <text:s text:c="3"/>45 | <text:s text:c="2"/>22 | FirstClass <text:s/>|</text:p>
      <text:p text:style-name="Standard">| <text:s text:c="3"/>4 | Sanhita | dac <text:s text:c="2"/>| <text:s text:c="3"/>23 | <text:s text:c="2"/>19 | FirstClass <text:s/>|</text:p>
      <text:p text:style-name="Standard">| <text:s text:c="3"/>5 | Rahul <text:s text:c="2"/>| dbda <text:s/>| <text:s text:c="3"/>56 | <text:s text:c="2"/>29 | SecondClass |</text:p>
      <text:p text:style-name="Standard">| <text:s text:c="3"/>6 | Sham <text:s text:c="3"/>| dbda <text:s/>| <text:s text:c="3"/>63 | <text:s text:c="2"/>26 | SecondClass |</text:p>
      <text:p text:style-name="Standard">| <text:s text:c="3"/>7 | Aniket <text:s/>| dbda <text:s/>| <text:s text:c="3"/>56 | <text:s text:c="2"/>16 | SecondClass |</text:p>
      <text:p text:style-name="Standard">+------+---------+-------+-------+------+-------------+</text:p>
      <text:p text:style-name="Standard">7 rows in set (0.00 sec)</text:p>
      <text:p text:style-name="Standard"/>
      <text:p text:style-name="P1">2) Create a new column which states that grade of the students:</text:p>
      <text:p text:style-name="P1">1) &gt; 75: A+ grade</text:p>
      <text:p text:style-name="P1">2) &gt; 60: A grade</text:p>
      <text:p text:style-name="P1">3) &gt; 55: B+ grade</text:p>
      <text:p text:style-name="P1">4) &gt; 50: B grade</text:p>
      <text:p text:style-name="P1"><text:soft-page-break/>5) &gt; 40: C grade</text:p>
      <text:p text:style-name="P1">6) &lt; 40: D grade</text:p>
      <text:p text:style-name="Standard"/>
      <text:p text:style-name="Standard">mysql&gt; update student set grade= case when(marks&gt;75) then 'A+'</text:p>
      <text:p text:style-name="Standard"><text:s text:c="4"/>-&gt; when(marks&gt;70) then 'A'</text:p>
      <text:p text:style-name="Standard"><text:s text:c="4"/>-&gt; when(marks&gt;60) then 'B+'</text:p>
      <text:p text:style-name="Standard"><text:s text:c="4"/>-&gt; when(marks&gt;55) then 'B'</text:p>
      <text:p text:style-name="Standard"><text:s text:c="4"/>-&gt; when(marks&gt;50) then 'C'</text:p>
      <text:p text:style-name="Standard"><text:s text:c="4"/>-&gt; when(marks&gt;40) then 'D'</text:p>
      <text:p text:style-name="Standard"><text:s text:c="4"/>-&gt; when(marks&lt;40) then 'F'</text:p>
      <text:p text:style-name="Standard"><text:s text:c="4"/>-&gt; end</text:p>
      <text:p text:style-name="Standard"><text:s text:c="4"/>-&gt; ;</text:p>
      <text:p text:style-name="Standard">Query OK, 7 rows affected (0.00 sec)</text:p>
      <text:p text:style-name="Standard">Rows matched: 7 <text:s/>Changed: 7 <text:s/>Warnings: 0</text:p>
      <text:p text:style-name="Standard"/>
      <text:p text:style-name="Standard">mysql&gt; select * from student;</text:p>
      <text:p text:style-name="Standard">+------+---------+-------+-------+------+-------------+-------+</text:p>
      <text:p text:style-name="Standard">| roll | name <text:s text:c="3"/>| class | marks | age <text:s/>| result <text:s text:c="5"/>| grade |</text:p>
      <text:p text:style-name="Standard">+------+---------+-------+-------+------+-------------+-------+</text:p>
      <text:p text:style-name="Standard">| <text:s text:c="3"/>1 | Rohan <text:s text:c="2"/>| dac <text:s text:c="2"/>| <text:s text:c="3"/>76 | <text:s text:c="2"/>21 | FirstClass <text:s/>| A+ <text:s text:c="3"/>|</text:p>
      <text:p text:style-name="Standard">| <text:s text:c="3"/>2 | Rohini <text:s/>| dac <text:s text:c="2"/>| <text:s text:c="3"/>85 | <text:s text:c="2"/>21 | FirstClass <text:s/>| A+ <text:s text:c="3"/>|</text:p>
      <text:p text:style-name="Standard">| <text:s text:c="3"/>3 | Shubham | dac <text:s text:c="2"/>| <text:s text:c="3"/>45 | <text:s text:c="2"/>22 | FirstClass <text:s/>| D <text:s text:c="4"/>|</text:p>
      <text:p text:style-name="Standard">| <text:s text:c="3"/>4 | Sanhita | dac <text:s text:c="2"/>| <text:s text:c="3"/>23 | <text:s text:c="2"/>19 | FirstClass <text:s/>| F <text:s text:c="4"/>|</text:p>
      <text:p text:style-name="Standard">| <text:s text:c="3"/>5 | Rahul <text:s text:c="2"/>| dbda <text:s/>| <text:s text:c="3"/>56 | <text:s text:c="2"/>29 | SecondClass | B <text:s text:c="4"/>|</text:p>
      <text:p text:style-name="Standard">| <text:s text:c="3"/>6 | Sham <text:s text:c="3"/>| dbda <text:s/>| <text:s text:c="3"/>63 | <text:s text:c="2"/>26 | SecondClass | B+ <text:s text:c="3"/>|</text:p>
      <text:p text:style-name="Standard">| <text:s text:c="3"/>7 | Aniket <text:s/>| dbda <text:s/>| <text:s text:c="3"/>56 | <text:s text:c="2"/>16 | SecondClass | B <text:s text:c="4"/>|</text:p>
      <text:p text:style-name="Standard">+------+---------+-------+-------+------+-------------+-------+</text:p>
      <text:p text:style-name="P4">7 rows in set (0.00 sec)</text:p>
      <text:p text:style-name="P1"/>
      <text:p text:style-name="P1">3) Create a procedure to find addition of first 10 natural numbers.</text:p>
      <text:p text:style-name="Standard"/>
      <text:p text:style-name="Standard"/>
      <text:p text:style-name="Standard">mysql&gt; delimiter ;</text:p>
      <text:p text:style-name="Standard">mysql&gt; delimiter &amp;&amp;</text:p>
      <text:p text:style-name="Standard">mysql&gt; create procedure print()</text:p>
      <text:p text:style-name="Standard"><text:s text:c="4"/>-&gt; begin</text:p>
      <text:p text:style-name="Standard"><text:s text:c="4"/>-&gt; declare num int;</text:p>
      <text:p text:style-name="Standard"><text:s text:c="4"/>-&gt; declare sum int;</text:p>
      <text:p text:style-name="Standard"><text:s text:c="4"/>-&gt; set num=1;</text:p>
      <text:p text:style-name="Standard"><text:s text:c="4"/>-&gt; set sum=0;</text:p>
      <text:p text:style-name="Standard"><text:s text:c="4"/>-&gt; myloop:loop</text:p>
      <text:p text:style-name="Standard"><text:s text:c="4"/>-&gt; set sum=sum+num;</text:p>
      <text:p text:style-name="Standard"><text:s text:c="4"/>-&gt; set num=num+1;</text:p>
      <text:p text:style-name="Standard"><text:s text:c="4"/>-&gt; if(num&gt;11)then</text:p>
      <text:p text:style-name="Standard"><text:s text:c="4"/>-&gt; leave myloop;</text:p>
      <text:p text:style-name="Standard"><text:s text:c="4"/>-&gt; end if;</text:p>
      <text:p text:style-name="Standard"><text:s text:c="4"/>-&gt; iterate myloop;</text:p>
      <text:p text:style-name="Standard"><text:s text:c="4"/>-&gt; end loop;</text:p>
      <text:p text:style-name="Standard"><text:s text:c="4"/>-&gt; select sum;</text:p>
      <text:p text:style-name="Standard"><text:s text:c="4"/>-&gt; end&amp;&amp;</text:p>
      <text:p text:style-name="Standard">Query OK, 0 rows affected (0.01 sec)</text:p>
      <text:p text:style-name="Standard"/>
      <text:p text:style-name="Standard"><text:soft-page-break/>mysql&gt; call print();</text:p>
      <text:p text:style-name="Standard">+------+</text:p>
      <text:p text:style-name="Standard">| sum <text:s/>|</text:p>
      <text:p text:style-name="Standard">+------+</text:p>
      <text:p text:style-name="Standard">| <text:s text:c="2"/>66 |</text:p>
      <text:p text:style-name="Standard">+------+</text:p>
      <text:p text:style-name="Standard">1 row in set (0.00 sec)</text:p>
      <text:p text:style-name="Standard"/>
      <text:p text:style-name="Standard">Query OK, 0 rows affected (0.00 sec)</text:p>
      <text:p text:style-name="P1"/>
      <text:p text:style-name="P1">4) Create a procedure to enter a parameter and check where that is even</text:p>
      <text:p text:style-name="P1">number or odd number or neither of them.</text:p>
      <text:p text:style-name="P1"/>
      <text:p text:style-name="Standard">mysql&gt; delimiter &amp;&amp;</text:p>
      <text:p text:style-name="Standard">mysql&gt; create procedure checkEvenOdd(in num int, out result varchar(10))</text:p>
      <text:p text:style-name="Standard"><text:s text:c="4"/>-&gt; begin</text:p>
      <text:p text:style-name="Standard"><text:s text:c="4"/>-&gt; if(num%2=0)then</text:p>
      <text:p text:style-name="Standard"><text:s text:c="4"/>-&gt; set result ='Even';</text:p>
      <text:p text:style-name="Standard"><text:s text:c="4"/>-&gt; else</text:p>
      <text:p text:style-name="Standard"><text:s text:c="4"/>-&gt; set result ='Odd';</text:p>
      <text:p text:style-name="Standard"><text:s text:c="4"/>-&gt; end if;</text:p>
      <text:p text:style-name="Standard"><text:s text:c="4"/>-&gt; select result;</text:p>
      <text:p text:style-name="Standard"><text:s text:c="4"/>-&gt; end &amp;&amp;</text:p>
      <text:p text:style-name="Standard">Query OK, 0 rows affected (0.01 sec)</text:p>
      <text:p text:style-name="Standard"/>
      <text:p text:style-name="Standard">mysql&gt; call checkEvenOdd(12,@result);</text:p>
      <text:p text:style-name="Standard"><text:s text:c="4"/>-&gt; &amp;&amp;</text:p>
      <text:p text:style-name="Standard">+--------+</text:p>
      <text:p text:style-name="Standard">| result |</text:p>
      <text:p text:style-name="Standard">+--------+</text:p>
      <text:p text:style-name="Standard">| Even <text:s text:c="2"/>|</text:p>
      <text:p text:style-name="Standard">+--------+</text:p>
      <text:p text:style-name="Standard">1 row in set (0.00 sec)</text:p>
      <text:p text:style-name="Standard"/>
      <text:p text:style-name="Standard">Query OK, 0 rows affected (0.00 sec)</text:p>
      <text:p text:style-name="Standard"/>
      <text:p text:style-name="P1">5) Write a procedure to pass marks a parameter and find the grade of the</text:p>
      <text:p text:style-name="P1">student according to marks:</text:p>
      <text:p text:style-name="P1">1) &gt; 75: A+ grade</text:p>
      <text:p text:style-name="P1">2) &gt; 60: A grade</text:p>
      <text:p text:style-name="P1">3) &gt; 55: B+ grade</text:p>
      <text:p text:style-name="P1">4) &gt; 50: B grade</text:p>
      <text:p text:style-name="P1">5) &gt; 40: C grade</text:p>
      <text:p text:style-name="P1">6) &lt; 40: D grade</text:p>
      <text:p text:style-name="Standard"/>
      <text:p text:style-name="Standard">mysql&gt; create procedure resultGrade(in marks int,out studGrade varchar(5))</text:p>
      <text:p text:style-name="Standard"><text:s text:c="4"/>-&gt; begin</text:p>
      <text:p text:style-name="Standard"><text:s text:c="4"/>-&gt; if (marks&gt;=75) then </text:p>
      <text:p text:style-name="Standard"><text:s text:c="4"/>-&gt; <text:s/>set studGrade='A+';</text:p>
      <text:p text:style-name="Standard"><text:s text:c="4"/>-&gt; elseif (marks&gt;60 and marks&lt;75) then </text:p>
      <text:p text:style-name="Standard"><text:s text:c="4"/>-&gt; <text:s/>set studGrade='A';</text:p>
      <text:p text:style-name="Standard"><text:s text:c="4"/>-&gt; elseif (marks&gt;55 and marks&lt;60) then </text:p>
      <text:p text:style-name="Standard"><text:soft-page-break/><text:s text:c="4"/>-&gt; <text:s/>set studGrade='B+';</text:p>
      <text:p text:style-name="Standard"><text:s text:c="4"/>-&gt; elseif (marks&gt;50 and marks&lt;55) then </text:p>
      <text:p text:style-name="Standard"><text:s text:c="4"/>-&gt; <text:s/>set studGrade='B';</text:p>
      <text:p text:style-name="Standard"><text:s text:c="4"/>-&gt; elseif (marks&gt;40 and marks&lt;50) then </text:p>
      <text:p text:style-name="Standard"><text:s text:c="4"/>-&gt; <text:s/>set studGrade='C';</text:p>
      <text:p text:style-name="Standard"><text:s text:c="4"/>-&gt; else </text:p>
      <text:p text:style-name="Standard"><text:s text:c="4"/>-&gt; <text:s/>set studGrade='D';</text:p>
      <text:p text:style-name="Standard"><text:s text:c="4"/>-&gt; end if;</text:p>
      <text:p text:style-name="Standard"><text:s text:c="4"/>-&gt; select studGrade;</text:p>
      <text:p text:style-name="Standard"><text:s text:c="4"/>-&gt; end &amp;&amp;</text:p>
      <text:p text:style-name="Standard">Query OK, 0 rows affected (0.00 sec)</text:p>
      <text:p text:style-name="Standard"/>
      <text:p text:style-name="Standard"/>
      <text:p text:style-name="Standard">mysql&gt; call resultGrade(56, @studGrade);</text:p>
      <text:p text:style-name="Standard">+-----------+</text:p>
      <text:p text:style-name="Standard">| studGrade |</text:p>
      <text:p text:style-name="Standard">+-----------+</text:p>
      <text:p text:style-name="Standard">| B+ <text:s text:c="7"/>|</text:p>
      <text:p text:style-name="Standard">+-----------+</text:p>
      <text:p text:style-name="Standard">1 row in set (0.00 sec)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00:03:38.030146433</meta:creation-date>
    <dc:date>2024-05-01T01:00:55.767277468</dc:date>
    <meta:editing-duration>PT1H40M2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6" meta:paragraph-count="240" meta:word-count="1431" meta:character-count="8044" meta:non-whitespace-character-count="6087"/>
  </office:meta>
</office:document-meta>
</file>